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9cfcc" officeooo:paragraph-rsid="001a173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173a"/>
    </style:style>
    <style:style style:name="P3" style:family="paragraph" style:parent-style-name="Standard">
      <style:text-properties officeooo:rsid="000bc1d3" officeooo:paragraph-rsid="001a173a"/>
    </style:style>
    <style:style style:name="P4" style:family="paragraph" style:parent-style-name="Standard">
      <style:text-properties officeooo:paragraph-rsid="001a173a"/>
    </style:style>
    <style:style style:name="T1" style:family="text">
      <style:text-properties fo:font-variant="normal" fo:text-transform="none" fo:color="#1d2125" loext:opacity="100%" fo:letter-spacing="normal"/>
    </style:style>
    <style:style style:name="T2" style:family="text"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T3" style:family="text">
      <style:text-properties officeooo:rsid="00127a8f"/>
    </style:style>
    <style:style style:name="T4" style:family="text">
      <style:text-properties style:text-position="sub 58%" officeooo:rsid="00127a8f"/>
    </style:style>
    <style:style style:name="T5" style:family="text">
      <style:text-properties style:text-position="sub 58%" officeooo:rsid="0013bdf3"/>
    </style:style>
    <style:style style:name="T6" style:family="text">
      <style:text-properties style:text-position="sub 58%" fo:font-weight="bold" officeooo:rsid="0013bdf3" style:font-weight-asian="bold" style:font-weight-complex="bold"/>
    </style:style>
    <style:style style:name="T7" style:family="text">
      <style:text-properties style:text-position="0% 100%" officeooo:rsid="00127a8f"/>
    </style:style>
    <style:style style:name="T8" style:family="text">
      <style:text-properties style:text-position="0% 100%" officeooo:rsid="0013bdf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bdf3" style:font-weight-asian="bold" style:font-weight-complex="bold"/>
    </style:style>
    <style:style style:name="T11" style:family="text">
      <style:text-properties officeooo:rsid="000c3cc1"/>
    </style:style>
    <style:style style:name="T12" style:family="text">
      <style:text-properties officeooo:rsid="000bc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/></text:p>
      <text:p text:style-name="P2"><text:span text:style-name="Strong_20_Emphasis"/></text:p>
      <text:p text:style-name="P2"><text:span text:style-name="Strong_20_Emphasis">1.</text:span><text:span text:style-name="T1"> </text:span><text:span text:style-name="T2">Codifica en </text:span><text:span text:style-name="Strong_20_Emphasis">ASCII Básico</text:span><text:span text:style-name="T1"> </text:span><text:span text:style-name="T2">la palabra "Amor" (sin las comillas), apoyándote en las siguientes tablas: </text:span></text:p>
      <text:p text:style-name="P4"><text:tab/><text:span text:style-name="T3">A = 0041</text:span><text:span text:style-name="T4">16</text:span><text:span text:style-name="T7"> =01000001</text:span><text:span text:style-name="T4">2 <text:s text:c="6"/></text:span></text:p>
      <text:p text:style-name="P4"><text:span text:style-name="T4"/></text:p>
      <text:p text:style-name="P4"><text:span text:style-name="T4"><text:tab/></text:span><text:span text:style-name="T7">m= <text:s/>006D</text:span><text:span text:style-name="T4">16 </text:span><text:span text:style-name="T7">= 01101101</text:span><text:span text:style-name="T4">2</text:span></text:p>
      <text:p text:style-name="P4"><text:span text:style-name="T7"><text:tab/></text:span></text:p>
      <text:p text:style-name="P4"><text:span text:style-name="T7"><text:tab/>o= <text:s/>006F</text:span><text:span text:style-name="T4">16 </text:span><text:span text:style-name="T7">= 01101111</text:span><text:span text:style-name="T4">2</text:span></text:p>
      <text:p text:style-name="P4"><text:span text:style-name="T7"/></text:p>
      <text:p text:style-name="P4"><text:span text:style-name="T7"><text:tab/>r= </text:span><text:span text:style-name="T8">0073</text:span><text:span text:style-name="T5">16 </text:span><text:span text:style-name="T8">= 01110110</text:span><text:span text:style-name="T5">2</text:span></text:p>
      <text:p text:style-name="P1"/>
      <text:p text:style-name="P1"><text:tab/><text:span text:style-name="T9"> </text:span><text:span text:style-name="T10">Amor = 01000001011011010110111101110110</text:span><text:span text:style-name="T6">2</text:span></text:p>
      <text:p text:style-name="P1"/>
      <text:p text:style-name="P3">Usando la tabla B, cojo de referencia el primer carácter, el espacio, cuyo número decimal es el 32, y a partir de ahí voy avanzando en la tabla <text:span text:style-name="T11">hasta llegar a cada carácter y su número decimal. Luego, lo paso a código binario.</text:span></text:p>
      <text:p text:style-name="P3"/>
      <text:p text:style-name="P3"><text:span text:style-name="Strong_20_Emphasis">2.</text:span><text:span text:style-name="T1"> </text:span><text:span text:style-name="T2">Expresa en </text:span><text:span text:style-name="Strong_20_Emphasis">ASCII Extendido</text:span><text:span text:style-name="T1"> </text:span><text:span text:style-name="T2">la siguiente frase: "HOY es 15" (sin las comillas), consultando las siguientes tablas:</text:span></text:p>
      <text:p text:style-name="P1"/>
      <text:p text:style-name="P1"><text:tab/>H = <text:span text:style-name="T12">72 → 01001000</text:span></text:p>
      <text:p text:style-name="P1"><text:tab/>O = <text:span text:style-name="T12">79 → 01001111</text:span></text:p>
      <text:p text:style-name="P1"><text:tab/>Y = <text:span text:style-name="T12">89 → 01011001</text:span></text:p>
      <text:p text:style-name="P1"><text:tab/>“ “ = 32 → <text:span text:style-name="T12">00100000</text:span></text:p>
      <text:p text:style-name="P1"><text:tab/>e = 101 → <text:span text:style-name="T12">01100101</text:span></text:p>
      <text:p text:style-name="P1"><text:tab/>s = 116 → <text:span text:style-name="T12">01110011</text:span></text:p>
      <text:p text:style-name="P1"><text:tab/>“ “ = 32 → <text:span text:style-name="T12">00100000</text:span></text:p>
      <text:p text:style-name="P1"><text:tab/>1 = 49 → <text:span text:style-name="T12">00110001</text:span></text:p>
      <text:p text:style-name="P1"><text:tab/>5 = 53 → <text:span text:style-name="T12">00110101</text:span></text:p>
      <text:p text:style-name="P1"><text:tab/><text:span text:style-name="T12">01001000.01001111.01011001.00100000.01100101.01110011.00100000.00110001.001101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2:43:25.276640550</meta:creation-date>
    <dc:date>2025-10-07T12:44:20.532083576</dc:date>
    <meta:editing-duration>PT55S</meta:editing-duration>
    <meta:editing-cycles>1</meta:editing-cycles>
    <meta:document-statistic meta:table-count="0" meta:image-count="0" meta:object-count="0" meta:page-count="1" meta:paragraph-count="19" meta:word-count="144" meta:character-count="834" meta:non-whitespace-character-count="681"/>
    <meta:generator>LibreOffice/24.2.7.2$Linux_X86_64 LibreOffice_project/420$Build-2</meta:generator>
  </office:meta>
</office:document-meta>
</file>